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49.148cm" svg:height="9.005cm" svg:x="0.385cm" svg:y="6.242cm">
            <draw:object draw:notify-on-update-of-ranges="Лист1.B1:Лист1.Q1 Лист1.A2:Лист1.A2 Лист1.B2:Лист1.Q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9.148cm" svg:height="9.005cm" svg:x="0.413cm" svg:y="15.857cm">
            <draw:object draw:notify-on-update-of-ranges="Лист1.B1:Лист1.Q1 Лист1.A3:Лист1.A3 Лист1.B3:Лист1.Q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9.038cm" svg:height="9.005cm" svg:x="0.468cm" svg:y="25.313cm">
            <draw:object draw:notify-on-update-of-ranges="Лист1.B1:Лист1.Q1 Лист1.A4:Лист1.A4 Лист1.B4:Лист1.Q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9.037cm" svg:height="14.715cm" svg:x="0.496cm" svg:y="34.796cm">
            <draw:object draw:notify-on-update-of-ranges="Лист1.A1:Лист1.A1 Лист1.B1:Лист1.Q1 Лист1.A2:Лист1.A2 Лист1.B2:Лист1.Q2 Лист1.A1:Лист1.A1 Лист1.B1:Лист1.Q1 Лист1.A3:Лист1.A3 Лист1.B3:Лист1.Q3 Лист1.A1:Лист1.A1 Лист1.B1:Лист1.Q1 Лист1.A4:Лист1.A4 Лист1.B4:Лист1.Q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KB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TimeStr</text:p>
          </table:table-cell>
          <table:table-cell table:style-name="ce1" office:value-type="float" office:value="3.4125" calcext:value-type="float">
            <text:p>3,4125</text:p>
          </table:table-cell>
          <table:table-cell office:value-type="float" office:value="3.52344" calcext:value-type="float">
            <text:p>3,52344</text:p>
          </table:table-cell>
          <table:table-cell office:value-type="float" office:value="3.75039" calcext:value-type="float">
            <text:p>3,75039</text:p>
          </table:table-cell>
          <table:table-cell office:value-type="float" office:value="3.75332" calcext:value-type="float">
            <text:p>3,75332</text:p>
          </table:table-cell>
          <table:table-cell office:value-type="float" office:value="3.75308" calcext:value-type="float">
            <text:p>3,75308</text:p>
          </table:table-cell>
          <table:table-cell office:value-type="float" office:value="3.49175" calcext:value-type="float">
            <text:p>3,49175</text:p>
          </table:table-cell>
          <table:table-cell office:value-type="float" office:value="3.4968" calcext:value-type="float">
            <text:p>3,4968</text:p>
          </table:table-cell>
          <table:table-cell office:value-type="float" office:value="3.5455" calcext:value-type="float">
            <text:p>3,5455</text:p>
          </table:table-cell>
          <table:table-cell office:value-type="float" office:value="3.50896" calcext:value-type="float">
            <text:p>3,50896</text:p>
          </table:table-cell>
          <table:table-cell office:value-type="float" office:value="3.58478" calcext:value-type="float">
            <text:p>3,58478</text:p>
          </table:table-cell>
          <table:table-cell office:value-type="float" office:value="3.51788" calcext:value-type="float">
            <text:p>3,51788</text:p>
          </table:table-cell>
          <table:table-cell office:value-type="float" office:value="3.51799" calcext:value-type="float">
            <text:p>3,51799</text:p>
          </table:table-cell>
          <table:table-cell office:value-type="float" office:value="3.51493" calcext:value-type="float">
            <text:p>3,51493</text:p>
          </table:table-cell>
          <table:table-cell office:value-type="float" office:value="3.51722" calcext:value-type="float">
            <text:p>3,51722</text:p>
          </table:table-cell>
          <table:table-cell office:value-type="float" office:value="3.62953" calcext:value-type="float">
            <text:p>3,62953</text:p>
          </table:table-cell>
          <table:table-cell office:value-type="float" office:value="3.6971" calcext:value-type="float">
            <text:p>3,6971</text:p>
          </table:table-cell>
        </table:table-row>
        <table:table-row table:style-name="ro1">
          <table:table-cell office:value-type="string" calcext:value-type="string">
            <text:p>TimeRev</text:p>
          </table:table-cell>
          <table:table-cell office:value-type="float" office:value="3.4875" calcext:value-type="float">
            <text:p>3,4875</text:p>
          </table:table-cell>
          <table:table-cell office:value-type="float" office:value="3.74883" calcext:value-type="float">
            <text:p>3,74883</text:p>
          </table:table-cell>
          <table:table-cell office:value-type="float" office:value="3.7502" calcext:value-type="float">
            <text:p>3,7502</text:p>
          </table:table-cell>
          <table:table-cell table:number-columns-repeated="2" office:value-type="float" office:value="3.75342" calcext:value-type="float">
            <text:p>3,75342</text:p>
          </table:table-cell>
          <table:table-cell office:value-type="float" office:value="3.53833" calcext:value-type="float">
            <text:p>3,53833</text:p>
          </table:table-cell>
          <table:table-cell office:value-type="float" office:value="3.54502" calcext:value-type="float">
            <text:p>3,54502</text:p>
          </table:table-cell>
          <table:table-cell office:value-type="float" office:value="3.54666" calcext:value-type="float">
            <text:p>3,54666</text:p>
          </table:table-cell>
          <table:table-cell office:value-type="float" office:value="3.5048" calcext:value-type="float">
            <text:p>3,5048</text:p>
          </table:table-cell>
          <table:table-cell office:value-type="float" office:value="3.59903" calcext:value-type="float">
            <text:p>3,59903</text:p>
          </table:table-cell>
          <table:table-cell office:value-type="float" office:value="3.51747" calcext:value-type="float">
            <text:p>3,51747</text:p>
          </table:table-cell>
          <table:table-cell office:value-type="float" office:value="3.51731" calcext:value-type="float">
            <text:p>3,51731</text:p>
          </table:table-cell>
          <table:table-cell office:value-type="float" office:value="3.51516" calcext:value-type="float">
            <text:p>3,51516</text:p>
          </table:table-cell>
          <table:table-cell office:value-type="float" office:value="3.5173" calcext:value-type="float">
            <text:p>3,5173</text:p>
          </table:table-cell>
          <table:table-cell office:value-type="float" office:value="3.65309" calcext:value-type="float">
            <text:p>3,65309</text:p>
          </table:table-cell>
          <table:table-cell office:value-type="float" office:value="3.69864" calcext:value-type="float">
            <text:p>3,69864</text:p>
          </table:table-cell>
        </table:table-row>
        <table:table-row table:style-name="ro1">
          <table:table-cell office:value-type="string" calcext:value-type="string">
            <text:p>TimeRand</text:p>
          </table:table-cell>
          <table:table-cell office:value-type="float" office:value="3.48828" calcext:value-type="float">
            <text:p>3,48828</text:p>
          </table:table-cell>
          <table:table-cell office:value-type="float" office:value="3.74844" calcext:value-type="float">
            <text:p>3,74844</text:p>
          </table:table-cell>
          <table:table-cell office:value-type="float" office:value="3.75137" calcext:value-type="float">
            <text:p>3,75137</text:p>
          </table:table-cell>
          <table:table-cell office:value-type="float" office:value="3.75342" calcext:value-type="float">
            <text:p>3,75342</text:p>
          </table:table-cell>
          <table:table-cell office:value-type="float" office:value="3.75273" calcext:value-type="float">
            <text:p>3,75273</text:p>
          </table:table-cell>
          <table:table-cell office:value-type="float" office:value="4.24512" calcext:value-type="float">
            <text:p>4,24512</text:p>
          </table:table-cell>
          <table:table-cell office:value-type="float" office:value="5.59366" calcext:value-type="float">
            <text:p>5,59366</text:p>
          </table:table-cell>
          <table:table-cell office:value-type="float" office:value="7.09829" calcext:value-type="float">
            <text:p>7,09829</text:p>
          </table:table-cell>
          <table:table-cell office:value-type="float" office:value="9.4541" calcext:value-type="float">
            <text:p>9,4541</text:p>
          </table:table-cell>
          <table:table-cell office:value-type="float" office:value="18.1556" calcext:value-type="float">
            <text:p>18,1556</text:p>
          </table:table-cell>
          <table:table-cell office:value-type="float" office:value="23.3329" calcext:value-type="float">
            <text:p>23,3329</text:p>
          </table:table-cell>
          <table:table-cell office:value-type="float" office:value="25.9798" calcext:value-type="float">
            <text:p>25,9798</text:p>
          </table:table-cell>
          <table:table-cell office:value-type="float" office:value="24.6499" calcext:value-type="float">
            <text:p>24,6499</text:p>
          </table:table-cell>
          <table:table-cell office:value-type="float" office:value="36.2442" calcext:value-type="float">
            <text:p>36,2442</text:p>
          </table:table-cell>
          <table:table-cell office:value-type="float" office:value="63.9845" calcext:value-type="float">
            <text:p>63,9845</text:p>
          </table:table-cell>
          <table:table-cell office:value-type="float" office:value="112.826" calcext:value-type="float">
            <text:p>112,826</text:p>
          </table:table-cell>
        </table:table-row>
        <table:table-row table:style-name="ro1" table:number-rows-repeated="108">
          <table:table-cell table:number-columns-repeated="17"/>
        </table:table-row>
        <table:table-row table:style-name="ro1">
          <table:table-cell>
            <draw:frame draw:z-index="4" draw:style-name="gr1" draw:text-style-name="P1" svg:width="49.037cm" svg:height="14.715cm" svg:x="0.001cm" svg:y="0cm">
              <draw:object draw:notify-on-update-of-ranges="Лист1.A1:Лист1.A1 Лист1.B1:Лист1.H1 Лист1.A2:Лист1.A2 Лист1.B2:Лист1.H2 Лист1.A1:Лист1.A1 Лист1.B1:Лист1.H1 Лист1.A3:Лист1.A3 Лист1.B3:Лист1.H3 Лист1.A1:Лист1.A1 Лист1.B1:Лист1.H1 Лист1.A4:Лист1.A4 Лист1.B4:Лист1.H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 style:data-style-name="N2" text:time-value="18:59:51.253853434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3:54:45.896762036</meta:creation-date>
    <dc:date>2023-12-14T19:20:16.597356268</dc:date>
    <meta:editing-duration>PT2H46M</meta:editing-duration>
    <meta:editing-cycles>6</meta:editing-cycles>
    <meta:generator>LibreOffice/7.6.2.1$Linux_X86_64 LibreOffice_project/60$Build-1</meta:generator>
    <meta:document-statistic meta:table-count="1" meta:cell-count="68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149cm" svg:height="9.006cm" xlink:href=".." xlink:type="simple" chart:class="chart:scatter" chart:style-name="ch1">
        <chart:title svg:x="21.554cm" svg:y="0.316cm" chart:style-name="ch2">
          <text:p>Прямой порядок заполнения</text:p>
        </chart:title>
        <chart:plot-area chart:style-name="ch3" table:cell-range-address="Лист1.B1:Лист1.Q2 Лист1.A2:Лист1.A2" chart:data-source-has-labels="column" svg:x="1.993cm" svg:y="1.275cm" svg:width="46.174cm" svg:height="6.57cm">
          <chart:coordinate-region svg:x="2.72cm" svg:y="1.474cm" svg:width="44.982cm" svg:height="5.724cm"/>
          <chart:axis chart:dimension="x" chart:name="primary-x" chart:style-name="ch4">
            <chart:title svg:x="24.811cm" svg:y="8.025cm" chart:style-name="ch5">
              <text:p>KB</text:p>
            </chart:title>
            <chart:grid chart:style-name="ch6" chart:class="major"/>
          </chart:axis>
          <chart:axis chart:dimension="y" chart:name="primary-y" chart:style-name="ch7">
            <chart:title svg:x="0.451cm" svg:y="6.774cm" chart:style-name="ch8">
              <text:p>Время выполнения (в тактах)</text:p>
            </chart:title>
            <chart:grid chart:style-name="ch6" chart:class="major"/>
          </chart:axis>
          <chart:series chart:style-name="ch9" chart:values-cell-range-address="Лист1.B2:Лист1.Q2" chart:label-cell-address="Лист1.A2:Лист1.A2" chart:class="chart:scatter">
            <chart:domain table:cell-range-address="Лист1.B1:Лист1.Q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Str</text:p>
                <draw:g>
                  <svg:desc>Лист1.A2:Лист1.A2</svg:desc>
                </draw:g>
              </table:table-cell>
              <table:table-cell office:value-type="float" office:value="3.4125">
                <text:p>3.4125</text:p>
                <draw:g>
                  <svg:desc>Лист1.B2:Лист1.Q2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75039">
                <text:p>3.75039</text:p>
              </table:table-cell>
              <table:table-cell office:value-type="float" office:value="3.75332">
                <text:p>3.75332</text:p>
              </table:table-cell>
              <table:table-cell office:value-type="float" office:value="3.75308">
                <text:p>3.75308</text:p>
              </table:table-cell>
              <table:table-cell office:value-type="float" office:value="3.49175">
                <text:p>3.49175</text:p>
              </table:table-cell>
              <table:table-cell office:value-type="float" office:value="3.4968">
                <text:p>3.4968</text:p>
              </table:table-cell>
              <table:table-cell office:value-type="float" office:value="3.5455">
                <text:p>3.5455</text:p>
              </table:table-cell>
              <table:table-cell office:value-type="float" office:value="3.50896">
                <text:p>3.50896</text:p>
              </table:table-cell>
              <table:table-cell office:value-type="float" office:value="3.58478">
                <text:p>3.58478</text:p>
              </table:table-cell>
              <table:table-cell office:value-type="float" office:value="3.51788">
                <text:p>3.51788</text:p>
              </table:table-cell>
              <table:table-cell office:value-type="float" office:value="3.51799">
                <text:p>3.51799</text:p>
              </table:table-cell>
              <table:table-cell office:value-type="float" office:value="3.51493">
                <text:p>3.51493</text:p>
              </table:table-cell>
              <table:table-cell office:value-type="float" office:value="3.51722">
                <text:p>3.51722</text:p>
              </table:table-cell>
              <table:table-cell office:value-type="float" office:value="3.62953">
                <text:p>3.62953</text:p>
              </table:table-cell>
              <table:table-cell office:value-type="float" office:value="3.6971">
                <text:p>3.6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8b3f" draw:fill-color="#008b3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149cm" svg:height="9.006cm" xlink:href=".." xlink:type="simple" chart:class="chart:scatter" chart:style-name="ch1">
        <chart:title svg:x="14.532cm" svg:y="0.345cm" chart:style-name="ch2">
          <text:p>Обратный порядок заполнения</text:p>
        </chart:title>
        <chart:plot-area chart:style-name="ch3" table:cell-range-address="Лист1.B1:Лист1.Q1 Лист1.A3:Лист1.Q3" chart:data-source-has-labels="column" svg:x="1.993cm" svg:y="1.275cm" svg:width="46.174cm" svg:height="6.57cm">
          <chart:coordinate-region svg:x="2.905cm" svg:y="1.475cm" svg:width="44.797cm" svg:height="5.723cm"/>
          <chart:axis chart:dimension="x" chart:name="primary-x" chart:style-name="ch4">
            <chart:title svg:x="24.811cm" svg:y="8.025cm" chart:style-name="ch5">
              <text:p>KB</text:p>
            </chart:title>
            <chart:grid chart:style-name="ch6" chart:class="major"/>
          </chart:axis>
          <chart:axis chart:dimension="y" chart:name="primary-y" chart:style-name="ch7">
            <chart:title svg:x="0.451cm" svg:y="6.774cm" chart:style-name="ch8">
              <text:p>Время выполнения (в тактах)</text:p>
            </chart:title>
            <chart:grid chart:style-name="ch6" chart:class="major"/>
          </chart:axis>
          <chart:series chart:style-name="ch9" chart:values-cell-range-address="Лист1.B3:Лист1.Q3" chart:label-cell-address="Лист1.A3:Лист1.A3" chart:class="chart:scatter">
            <chart:domain table:cell-range-address="Лист1.B1:Лист1.Q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Rev</text:p>
                <draw:g>
                  <svg:desc>Лист1.A3:Лист1.A3</svg:desc>
                </draw:g>
              </table:table-cell>
              <table:table-cell office:value-type="float" office:value="3.4875">
                <text:p>3.4875</text:p>
                <draw:g>
                  <svg:desc>Лист1.B3:Лист1.Q3</svg:desc>
                </draw:g>
              </table:table-cell>
              <table:table-cell office:value-type="float" office:value="3.74883">
                <text:p>3.74883</text:p>
              </table:table-cell>
              <table:table-cell office:value-type="float" office:value="3.7502">
                <text:p>3.7502</text:p>
              </table:table-cell>
              <table:table-cell office:value-type="float" office:value="3.75342">
                <text:p>3.75342</text:p>
              </table:table-cell>
              <table:table-cell office:value-type="float" office:value="3.75342">
                <text:p>3.75342</text:p>
              </table:table-cell>
              <table:table-cell office:value-type="float" office:value="3.53833">
                <text:p>3.53833</text:p>
              </table:table-cell>
              <table:table-cell office:value-type="float" office:value="3.54502">
                <text:p>3.54502</text:p>
              </table:table-cell>
              <table:table-cell office:value-type="float" office:value="3.54666">
                <text:p>3.54666</text:p>
              </table:table-cell>
              <table:table-cell office:value-type="float" office:value="3.5048">
                <text:p>3.5048</text:p>
              </table:table-cell>
              <table:table-cell office:value-type="float" office:value="3.59903">
                <text:p>3.59903</text:p>
              </table:table-cell>
              <table:table-cell office:value-type="float" office:value="3.51747">
                <text:p>3.51747</text:p>
              </table:table-cell>
              <table:table-cell office:value-type="float" office:value="3.51731">
                <text:p>3.51731</text:p>
              </table:table-cell>
              <table:table-cell office:value-type="float" office:value="3.51516">
                <text:p>3.51516</text:p>
              </table:table-cell>
              <table:table-cell office:value-type="float" office:value="3.5173">
                <text:p>3.5173</text:p>
              </table:table-cell>
              <table:table-cell office:value-type="float" office:value="3.65309">
                <text:p>3.65309</text:p>
              </table:table-cell>
              <table:table-cell office:value-type="float" office:value="3.69864">
                <text:p>3.69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12839" draw:fill-color="#e1283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9.039cm" svg:height="9.006cm" xlink:href=".." xlink:type="simple" chart:class="chart:scatter" chart:style-name="ch1">
        <chart:title svg:x="21.102cm" svg:y="0.316cm" chart:style-name="ch2">
          <text:p>Рандомный порядок заполнения</text:p>
        </chart:title>
        <chart:plot-area chart:style-name="ch3" table:cell-range-address="Лист1.B1:Лист1.Q1 Лист1.A4:Лист1.Q4" chart:data-source-has-labels="column" svg:x="1.991cm" svg:y="1.275cm" svg:width="46.068cm" svg:height="6.57cm">
          <chart:coordinate-region svg:x="2.798cm" svg:y="1.474cm" svg:width="44.796cm" svg:height="5.724cm"/>
          <chart:axis chart:dimension="x" chart:name="primary-x" chart:style-name="ch4">
            <chart:title svg:x="24.756cm" svg:y="8.025cm" chart:style-name="ch5">
              <text:p>KB</text:p>
            </chart:title>
            <chart:grid chart:style-name="ch6" chart:class="major"/>
          </chart:axis>
          <chart:axis chart:dimension="y" chart:name="primary-y" chart:style-name="ch7">
            <chart:title svg:x="0.451cm" svg:y="6.774cm" chart:style-name="ch8">
              <text:p>Время выполнения (в тактах)</text:p>
            </chart:title>
            <chart:grid chart:style-name="ch6" chart:class="major"/>
          </chart:axis>
          <chart:series chart:style-name="ch9" chart:values-cell-range-address="Лист1.B4:Лист1.Q4" chart:label-cell-address="Лист1.A4:Лист1.A4" chart:class="chart:scatter">
            <chart:domain table:cell-range-address="Лист1.B1:Лист1.Q1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Rand</text:p>
                <draw:g>
                  <svg:desc>Лист1.A4:Лист1.A4</svg:desc>
                </draw:g>
              </table:table-cell>
              <table:table-cell office:value-type="float" office:value="3.48828">
                <text:p>3.48828</text:p>
                <draw:g>
                  <svg:desc>Лист1.B4:Лист1.Q4</svg:desc>
                </draw:g>
              </table:table-cell>
              <table:table-cell office:value-type="float" office:value="3.74844">
                <text:p>3.74844</text:p>
              </table:table-cell>
              <table:table-cell office:value-type="float" office:value="3.75137">
                <text:p>3.75137</text:p>
              </table:table-cell>
              <table:table-cell office:value-type="float" office:value="3.75342">
                <text:p>3.75342</text:p>
              </table:table-cell>
              <table:table-cell office:value-type="float" office:value="3.75273">
                <text:p>3.75273</text:p>
              </table:table-cell>
              <table:table-cell office:value-type="float" office:value="4.24512">
                <text:p>4.24512</text:p>
              </table:table-cell>
              <table:table-cell office:value-type="float" office:value="5.59366">
                <text:p>5.59366</text:p>
              </table:table-cell>
              <table:table-cell office:value-type="float" office:value="7.09829">
                <text:p>7.09829</text:p>
              </table:table-cell>
              <table:table-cell office:value-type="float" office:value="9.4541">
                <text:p>9.4541</text:p>
              </table:table-cell>
              <table:table-cell office:value-type="float" office:value="18.1556">
                <text:p>18.1556</text:p>
              </table:table-cell>
              <table:table-cell office:value-type="float" office:value="23.3329">
                <text:p>23.3329</text:p>
              </table:table-cell>
              <table:table-cell office:value-type="float" office:value="25.9798">
                <text:p>25.9798</text:p>
              </table:table-cell>
              <table:table-cell office:value-type="float" office:value="24.6499">
                <text:p>24.6499</text:p>
              </table:table-cell>
              <table:table-cell office:value-type="float" office:value="36.2442">
                <text:p>36.2442</text:p>
              </table:table-cell>
              <table:table-cell office:value-type="float" office:value="63.9845">
                <text:p>63.9845</text:p>
              </table:table-cell>
              <table:table-cell office:value-type="float" office:value="112.826">
                <text:p>112.8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1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38cm" svg:height="14.716cm" xlink:href=".." xlink:type="simple" chart:class="chart:scatter" chart:style-name="ch1">
        <chart:title svg:x="21.909cm" svg:y="0.43cm" chart:style-name="ch2">
          <text:p>Все порядки заполнения</text:p>
        </chart:title>
        <chart:legend chart:legend-position="end" svg:x="46.133cm" svg:y="6.561cm" style:legend-expansion="high" chart:style-name="ch3"/>
        <chart:plot-area chart:style-name="ch4" table:cell-range-address="Лист1.A1:Лист1.Q4" chart:data-source-has-labels="column" svg:x="1.991cm" svg:y="1.503cm" svg:width="43.162cm" svg:height="11.938cm">
          <chart:coordinate-region svg:x="2.798cm" svg:y="1.702cm" svg:width="41.89cm" svg:height="11.092cm"/>
          <chart:axis chart:dimension="x" chart:name="primary-x" chart:style-name="ch5">
            <chart:title svg:x="23.303cm" svg:y="13.735cm" chart:style-name="ch6">
              <text:p>KB</text:p>
            </chart:title>
            <chart:grid chart:style-name="ch7" chart:class="major"/>
          </chart:axis>
          <chart:axis chart:dimension="y" chart:name="primary-y" chart:style-name="ch8">
            <chart:title svg:x="0.451cm" svg:y="9.686cm" chart:style-name="ch9">
              <text:p>Время выполнения (в тактах)</text:p>
            </chart:title>
            <chart:grid chart:style-name="ch7" chart:class="major"/>
          </chart:axis>
          <chart:series chart:style-name="ch10" chart:values-cell-range-address="Лист1.B2:Лист1.Q2" chart:label-cell-address="Лист1.A2:Лист1.A2" chart:class="chart:scatter">
            <chart:domain table:cell-range-address="Лист1.B1:Лист1.Q1"/>
            <chart:data-point chart:repeated="16"/>
          </chart:series>
          <chart:series chart:style-name="ch11" chart:values-cell-range-address="Лист1.B3:Лист1.Q3" chart:label-cell-address="Лист1.A3:Лист1.A3" chart:class="chart:scatter">
            <chart:data-point chart:repeated="16"/>
          </chart:series>
          <chart:series chart:style-name="ch12" chart:values-cell-range-address="Лист1.B4:Лист1.Q4" chart:label-cell-address="Лист1.A4:Лист1.A4" chart:class="chart:scatter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Q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  <table:table-cell office:value-type="float" office:value="16384">
                <text:p>16384</text:p>
              </table:table-cell>
              <table:table-cell office:value-type="float" office:value="32768">
                <text:p>32768</text:p>
              </table:table-cell>
            </table:table-row>
            <table:table-row>
              <table:table-cell office:value-type="string">
                <text:p>TimeStr</text:p>
                <draw:g>
                  <svg:desc>Лист1.A2:Лист1.A2</svg:desc>
                </draw:g>
              </table:table-cell>
              <table:table-cell office:value-type="float" office:value="3.4125">
                <text:p>3.4125</text:p>
                <draw:g>
                  <svg:desc>Лист1.B2:Лист1.Q2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75039">
                <text:p>3.75039</text:p>
              </table:table-cell>
              <table:table-cell office:value-type="float" office:value="3.75332">
                <text:p>3.75332</text:p>
              </table:table-cell>
              <table:table-cell office:value-type="float" office:value="3.75308">
                <text:p>3.75308</text:p>
              </table:table-cell>
              <table:table-cell office:value-type="float" office:value="3.49175">
                <text:p>3.49175</text:p>
              </table:table-cell>
              <table:table-cell office:value-type="float" office:value="3.4968">
                <text:p>3.4968</text:p>
              </table:table-cell>
              <table:table-cell office:value-type="float" office:value="3.5455">
                <text:p>3.5455</text:p>
              </table:table-cell>
              <table:table-cell office:value-type="float" office:value="3.50896">
                <text:p>3.50896</text:p>
              </table:table-cell>
              <table:table-cell office:value-type="float" office:value="3.58478">
                <text:p>3.58478</text:p>
              </table:table-cell>
              <table:table-cell office:value-type="float" office:value="3.51788">
                <text:p>3.51788</text:p>
              </table:table-cell>
              <table:table-cell office:value-type="float" office:value="3.51799">
                <text:p>3.51799</text:p>
              </table:table-cell>
              <table:table-cell office:value-type="float" office:value="3.51493">
                <text:p>3.51493</text:p>
              </table:table-cell>
              <table:table-cell office:value-type="float" office:value="3.51722">
                <text:p>3.51722</text:p>
              </table:table-cell>
              <table:table-cell office:value-type="float" office:value="3.62953">
                <text:p>3.62953</text:p>
              </table:table-cell>
              <table:table-cell office:value-type="float" office:value="3.6971">
                <text:p>3.6971</text:p>
              </table:table-cell>
            </table:table-row>
            <table:table-row>
              <table:table-cell office:value-type="string">
                <text:p>TimeRev</text:p>
                <draw:g>
                  <svg:desc>Лист1.A3:Лист1.A3</svg:desc>
                </draw:g>
              </table:table-cell>
              <table:table-cell office:value-type="float" office:value="3.4875">
                <text:p>3.4875</text:p>
                <draw:g>
                  <svg:desc>Лист1.B3:Лист1.Q3</svg:desc>
                </draw:g>
              </table:table-cell>
              <table:table-cell office:value-type="float" office:value="3.74883">
                <text:p>3.74883</text:p>
              </table:table-cell>
              <table:table-cell office:value-type="float" office:value="3.7502">
                <text:p>3.7502</text:p>
              </table:table-cell>
              <table:table-cell office:value-type="float" office:value="3.75342">
                <text:p>3.75342</text:p>
              </table:table-cell>
              <table:table-cell office:value-type="float" office:value="3.75342">
                <text:p>3.75342</text:p>
              </table:table-cell>
              <table:table-cell office:value-type="float" office:value="3.53833">
                <text:p>3.53833</text:p>
              </table:table-cell>
              <table:table-cell office:value-type="float" office:value="3.54502">
                <text:p>3.54502</text:p>
              </table:table-cell>
              <table:table-cell office:value-type="float" office:value="3.54666">
                <text:p>3.54666</text:p>
              </table:table-cell>
              <table:table-cell office:value-type="float" office:value="3.5048">
                <text:p>3.5048</text:p>
              </table:table-cell>
              <table:table-cell office:value-type="float" office:value="3.59903">
                <text:p>3.59903</text:p>
              </table:table-cell>
              <table:table-cell office:value-type="float" office:value="3.51747">
                <text:p>3.51747</text:p>
              </table:table-cell>
              <table:table-cell office:value-type="float" office:value="3.51731">
                <text:p>3.51731</text:p>
              </table:table-cell>
              <table:table-cell office:value-type="float" office:value="3.51516">
                <text:p>3.51516</text:p>
              </table:table-cell>
              <table:table-cell office:value-type="float" office:value="3.5173">
                <text:p>3.5173</text:p>
              </table:table-cell>
              <table:table-cell office:value-type="float" office:value="3.65309">
                <text:p>3.65309</text:p>
              </table:table-cell>
              <table:table-cell office:value-type="float" office:value="3.69864">
                <text:p>3.69864</text:p>
              </table:table-cell>
            </table:table-row>
            <table:table-row>
              <table:table-cell office:value-type="string">
                <text:p>TimeRand</text:p>
                <draw:g>
                  <svg:desc>Лист1.A4:Лист1.A4</svg:desc>
                </draw:g>
              </table:table-cell>
              <table:table-cell office:value-type="float" office:value="3.48828">
                <text:p>3.48828</text:p>
                <draw:g>
                  <svg:desc>Лист1.B4:Лист1.Q4</svg:desc>
                </draw:g>
              </table:table-cell>
              <table:table-cell office:value-type="float" office:value="3.74844">
                <text:p>3.74844</text:p>
              </table:table-cell>
              <table:table-cell office:value-type="float" office:value="3.75137">
                <text:p>3.75137</text:p>
              </table:table-cell>
              <table:table-cell office:value-type="float" office:value="3.75342">
                <text:p>3.75342</text:p>
              </table:table-cell>
              <table:table-cell office:value-type="float" office:value="3.75273">
                <text:p>3.75273</text:p>
              </table:table-cell>
              <table:table-cell office:value-type="float" office:value="4.24512">
                <text:p>4.24512</text:p>
              </table:table-cell>
              <table:table-cell office:value-type="float" office:value="5.59366">
                <text:p>5.59366</text:p>
              </table:table-cell>
              <table:table-cell office:value-type="float" office:value="7.09829">
                <text:p>7.09829</text:p>
              </table:table-cell>
              <table:table-cell office:value-type="float" office:value="9.4541">
                <text:p>9.4541</text:p>
              </table:table-cell>
              <table:table-cell office:value-type="float" office:value="18.1556">
                <text:p>18.1556</text:p>
              </table:table-cell>
              <table:table-cell office:value-type="float" office:value="23.3329">
                <text:p>23.3329</text:p>
              </table:table-cell>
              <table:table-cell office:value-type="float" office:value="25.9798">
                <text:p>25.9798</text:p>
              </table:table-cell>
              <table:table-cell office:value-type="float" office:value="24.6499">
                <text:p>24.6499</text:p>
              </table:table-cell>
              <table:table-cell office:value-type="float" office:value="36.2442">
                <text:p>36.2442</text:p>
              </table:table-cell>
              <table:table-cell office:value-type="float" office:value="63.9845">
                <text:p>63.9845</text:p>
              </table:table-cell>
              <table:table-cell office:value-type="float" office:value="112.826">
                <text:p>112.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interval-major="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9.038cm" svg:height="14.716cm" xlink:href=".." xlink:type="simple" chart:class="chart:scatter" chart:style-name="ch1">
        <chart:title svg:x="21.909cm" svg:y="0.43cm" chart:style-name="ch2">
          <text:p>Все порядки заполнения</text:p>
        </chart:title>
        <chart:legend chart:legend-position="end" svg:x="46.133cm" svg:y="6.561cm" style:legend-expansion="high" chart:style-name="ch3"/>
        <chart:plot-area chart:style-name="ch4" table:cell-range-address="Лист1.A1:Лист1.H4" chart:data-source-has-labels="column" svg:x="1.991cm" svg:y="1.503cm" svg:width="43.162cm" svg:height="11.938cm">
          <chart:coordinate-region svg:x="2.427cm" svg:y="1.702cm" svg:width="42.539cm" svg:height="11.092cm"/>
          <chart:axis chart:dimension="x" chart:name="primary-x" chart:style-name="ch5">
            <chart:title svg:x="23.303cm" svg:y="13.735cm" chart:style-name="ch6">
              <text:p>KB</text:p>
            </chart:title>
            <chart:grid chart:style-name="ch7" chart:class="major"/>
          </chart:axis>
          <chart:axis chart:dimension="y" chart:name="primary-y" chart:style-name="ch8">
            <chart:title svg:x="0.451cm" svg:y="9.686cm" chart:style-name="ch9">
              <text:p>Время выполнения (в тактах)</text:p>
            </chart:title>
            <chart:grid chart:style-name="ch7" chart:class="major"/>
          </chart:axis>
          <chart:series chart:style-name="ch10" chart:values-cell-range-address="Лист1.B2:Лист1.H2" chart:label-cell-address="Лист1.A2:Лист1.A2" chart:class="chart:scatter">
            <chart:domain table:cell-range-address="Лист1.B1:Лист1.H1"/>
            <chart:data-point chart:repeated="7"/>
          </chart:series>
          <chart:series chart:style-name="ch11" chart:values-cell-range-address="Лист1.B3:Лист1.H3" chart:label-cell-address="Лист1.A3:Лист1.A3" chart:class="chart:scatter">
            <chart:data-point chart:repeated="7"/>
          </chart:series>
          <chart:series chart:style-name="ch12" chart:values-cell-range-address="Лист1.B4:Лист1.H4" chart:label-cell-address="Лист1.A4:Лист1.A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Лист1.B1:Лист1.H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TimeStr</text:p>
                <draw:g>
                  <svg:desc>Лист1.A2:Лист1.A2</svg:desc>
                </draw:g>
              </table:table-cell>
              <table:table-cell office:value-type="float" office:value="3.4125">
                <text:p>3.4125</text:p>
                <draw:g>
                  <svg:desc>Лист1.B2:Лист1.H2</svg:desc>
                </draw:g>
              </table:table-cell>
              <table:table-cell office:value-type="float" office:value="3.52344">
                <text:p>3.52344</text:p>
              </table:table-cell>
              <table:table-cell office:value-type="float" office:value="3.75039">
                <text:p>3.75039</text:p>
              </table:table-cell>
              <table:table-cell office:value-type="float" office:value="3.75332">
                <text:p>3.75332</text:p>
              </table:table-cell>
              <table:table-cell office:value-type="float" office:value="3.75308">
                <text:p>3.75308</text:p>
              </table:table-cell>
              <table:table-cell office:value-type="float" office:value="3.49175">
                <text:p>3.49175</text:p>
              </table:table-cell>
              <table:table-cell office:value-type="float" office:value="3.4968">
                <text:p>3.4968</text:p>
              </table:table-cell>
            </table:table-row>
            <table:table-row>
              <table:table-cell office:value-type="string">
                <text:p>TimeRev</text:p>
                <draw:g>
                  <svg:desc>Лист1.A3:Лист1.A3</svg:desc>
                </draw:g>
              </table:table-cell>
              <table:table-cell office:value-type="float" office:value="3.4875">
                <text:p>3.4875</text:p>
                <draw:g>
                  <svg:desc>Лист1.B3:Лист1.H3</svg:desc>
                </draw:g>
              </table:table-cell>
              <table:table-cell office:value-type="float" office:value="3.74883">
                <text:p>3.74883</text:p>
              </table:table-cell>
              <table:table-cell office:value-type="float" office:value="3.7502">
                <text:p>3.7502</text:p>
              </table:table-cell>
              <table:table-cell office:value-type="float" office:value="3.75342">
                <text:p>3.75342</text:p>
              </table:table-cell>
              <table:table-cell office:value-type="float" office:value="3.75342">
                <text:p>3.75342</text:p>
              </table:table-cell>
              <table:table-cell office:value-type="float" office:value="3.53833">
                <text:p>3.53833</text:p>
              </table:table-cell>
              <table:table-cell office:value-type="float" office:value="3.54502">
                <text:p>3.54502</text:p>
              </table:table-cell>
            </table:table-row>
            <table:table-row>
              <table:table-cell office:value-type="string">
                <text:p>TimeRand</text:p>
                <draw:g>
                  <svg:desc>Лист1.A4:Лист1.A4</svg:desc>
                </draw:g>
              </table:table-cell>
              <table:table-cell office:value-type="float" office:value="3.48828">
                <text:p>3.48828</text:p>
                <draw:g>
                  <svg:desc>Лист1.B4:Лист1.H4</svg:desc>
                </draw:g>
              </table:table-cell>
              <table:table-cell office:value-type="float" office:value="3.74844">
                <text:p>3.74844</text:p>
              </table:table-cell>
              <table:table-cell office:value-type="float" office:value="3.75137">
                <text:p>3.75137</text:p>
              </table:table-cell>
              <table:table-cell office:value-type="float" office:value="3.75342">
                <text:p>3.75342</text:p>
              </table:table-cell>
              <table:table-cell office:value-type="float" office:value="3.75273">
                <text:p>3.75273</text:p>
              </table:table-cell>
              <table:table-cell office:value-type="float" office:value="4.24512">
                <text:p>4.24512</text:p>
              </table:table-cell>
              <table:table-cell office:value-type="float" office:value="5.59366">
                <text:p>5.593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